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 fo:min-height="4.6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.35cm" fo:min-width="1.514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 fo:min-height="0.55cm" fo:min-width="9.5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0.55cm" fo:min-width="4.3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65cm" fo:min-width="3.8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2.45cm" fo:min-width="18.2cm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9cm" svg:height="4.9cm" svg:x="1cm" svg:y="1.1cm">
          <text:p text:style-name="P1"><text:tab/><text:tab/><text:tab/><text:tab/><text:tab/><text:tab/><text:tab/>Gmail Images sign in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53cm" svg:height="0.962cm" svg:x="12.525cm" svg:y="4.3cm">
          <draw:text-box>
            <text:p>Header : &lt;nav&gt; barre</text:p>
          </draw:text-box>
        </draw:frame>
        <draw:frame draw:style-name="gr2" draw:text-style-name="P3" draw:layer="layout" svg:width="3.258cm" svg:height="0.962cm" svg:x="8.3cm" svg:y="12.238cm">
          <draw:text-box>
            <text:p>GOOGLE</text:p>
          </draw:text-box>
        </draw:frame>
        <draw:custom-shape draw:style-name="gr3" draw:text-style-name="P2" draw:layer="layout" svg:width="2.3cm" svg:height="1.2cm" svg:x="12.7cm" svg:y="12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56cm" svg:height="0.962cm" svg:x="16.1cm" svg:y="12.2cm">
          <draw:text-box>
            <text:p>Img</text:p>
          </draw:text-box>
        </draw:frame>
        <draw:custom-shape draw:style-name="gr4" draw:text-style-name="P2" draw:layer="layout" svg:width="10cm" svg:height="0.8cm" svg:x="4.3cm" svg:y="14.1cm">
          <text:p text:style-name="P1">Barre de recherche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049cm" svg:height="0.962cm" svg:x="6.5cm" svg:y="15.5cm">
          <draw:text-box>
            <text:p>Input « search »</text:p>
          </draw:text-box>
        </draw:frame>
        <draw:custom-shape draw:style-name="gr5" draw:text-style-name="P2" draw:layer="layout" svg:width="4.8cm" svg:height="0.8cm" svg:x="4.9cm" svg:y="17.2cm">
          <text:p text:style-name="P1">Google search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cm" svg:height="0.9cm" svg:x="11.1cm" svg:y="17.1cm">
          <text:p text:style-name="P1">Im feeling lucky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909cm" svg:height="0.962cm" svg:x="6.6cm" svg:y="18.7cm">
          <draw:text-box>
            <text:p>Input « button »</text:p>
          </draw:text-box>
        </draw:frame>
        <draw:custom-shape draw:style-name="gr7" draw:text-style-name="P2" draw:layer="layout" svg:width="18.7cm" svg:height="2.7cm" svg:x="1cm" svg:y="26cm">
          <text:p text:style-name="P1">Footer : &lt;nav&gt; barre</text:p>
          <text:p text:style-name="P1"/>
          <text:p text:style-name="P1"><text:tab/>Privacy terms setting 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3:28:27.014772649</meta:creation-date>
    <dc:date>2017-03-07T13:44:17.209740591</dc:date>
    <meta:editing-duration>PT15M50S</meta:editing-duration>
    <meta:editing-cycles>3</meta:editing-cycles>
    <meta:generator>LibreOffice/5.1.6.2$Linux_X86_64 LibreOffice_project/10m0$Build-2</meta:generator>
    <meta:document-statistic meta:object-count="11"/>
  </office:meta>
</office:document-meta>
</file>